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Table_20_Contents">Some hard coded text</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text:p>
          </table:table-cell>
          <table:covered-table-cell/>
          <table:table-cell table:style-name="Tableau1.C5" office:value-type="string">
            <text:p text:style-name="Table_20_Contents"/>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c82dcdd6efcd48b1d8bba66bfe1989deee49c3</meta:generator>
    <meta:initial-creator>Florent Aide</meta:initial-creator>
    <meta:creation-date>2010-09-07T17:55:48</meta:creation-date>
    <dc:date>2014-10-24T11:59:26</dc:date>
    <dc:language>en-GB</dc:language>
    <meta:editing-cycles>21</meta:editing-cycles>
    <meta:editing-duration>PT3H2M4S</meta:editing-duration>
    <dc:creator>Björn Ricks</dc:creator>
    <meta:document-statistic meta:table-count="1" meta:image-count="0" meta:object-count="0" meta:page-count="1" meta:paragraph-count="19" meta:word-count="168" meta:character-count="931" meta:non-whitespace-character-count="782"/>
    <meta:user-defined meta:name="Info 1"/>
    <meta:user-defined meta:name="Info 2"/>
    <meta:user-defined meta:name="Info 3"/>
    <meta:user-defined meta:name="Info 4"/>
  </office:meta>
</office:document-meta>
</file>